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Source Sans Pro" svg:font-family="'Source Sans Pro', sans-serif"/>
    <style:font-face style:name="Verdana" svg:font-family="Verdana, Geneva, Tahoma, sans-serif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9c882"/>
    </style:style>
    <style:style style:name="P2" style:family="paragraph" style:parent-style-name="Text_20_body">
      <style:paragraph-properties fo:margin-left="0in" fo:margin-right="0in" fo:margin-top="0.15in" fo:margin-bottom="0.15in" style:contextual-spacing="false" style:line-height-at-least="0.2in" fo:widows="1" fo:text-indent="0in" style:auto-text-indent="false"/>
      <style:text-properties fo:font-variant="normal" fo:text-transform="none" fo:color="#333333" style:font-name="Verdana" fo:font-size="9.35000038146973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.15in" fo:margin-bottom="0.15in" style:contextual-spacing="false" style:line-height-at-least="0.2in" fo:widows="1" fo:text-indent="0in" style:auto-text-indent="false"/>
      <style:text-properties fo:font-variant="normal" fo:text-transform="none" fo:color="#0088cc" style:text-line-through-style="none" fo:letter-spacing="normal" style:text-underline-style="none" style:text-blinking="false"/>
    </style:style>
    <style:style style:name="P4" style:family="paragraph" style:parent-style-name="Text_20_body">
      <style:paragraph-properties fo:margin-left="0in" fo:margin-right="0in" fo:margin-top="0.15in" fo:margin-bottom="0.15in" style:contextual-spacing="false" style:line-height-at-least="0.2in" fo:widows="1" fo:text-indent="0in" style:auto-text-indent="false"/>
    </style:style>
    <style:style style:name="P5" style:family="paragraph" style:parent-style-name="Heading_20_1">
      <style:text-properties fo:font-variant="normal" fo:text-transform="none" fo:color="#524c52" style:font-name="Source Sans Pro" fo:font-size="27.3500003814697pt" fo:letter-spacing="normal" fo:font-style="normal" fo:font-weight="bold"/>
    </style:style>
    <style:style style:name="P6" style:family="paragraph" style:parent-style-name="Preformatted_20_Text">
      <style:paragraph-properties fo:margin-left="0in" fo:margin-right="0in" fo:margin-top="0in" fo:margin-bottom="0.1in" style:contextual-spacing="false" style:line-height-at-least="0.2in" fo:widows="1" fo:text-indent="0in" style:auto-text-indent="false" fo:padding="0.0902in" fo:border="0.06pt solid #000000"/>
      <style:text-properties fo:font-variant="normal" fo:text-transform="none" fo:color="#333333" style:font-name="Monaco" fo:font-size="9.35000038146973pt" fo:letter-spacing="normal" fo:font-style="normal" fo:font-weight="normal"/>
    </style:style>
    <style:style style:name="P7" style:family="paragraph" style:parent-style-name="Preformatted_20_Text">
      <style:paragraph-properties fo:margin-top="0in" fo:margin-bottom="0.1in" style:contextual-spacing="false" style:line-height-at-least="0.2in" fo:widows="1" fo:padding="0.0902in" fo:border="0.06pt solid #000000"/>
      <style:text-properties fo:font-variant="normal" fo:text-transform="none" fo:color="#333333" style:font-name="Monaco" fo:font-size="9.35000038146973pt" fo:letter-spacing="normal" fo:font-style="normal" fo:font-weight="normal"/>
    </style:style>
    <style:style style:name="P8" style:family="paragraph" style:parent-style-name="Preformatted_20_Text">
      <style:paragraph-properties fo:margin-top="0in" fo:margin-bottom="0.1in" style:contextual-spacing="false" style:line-height-at-least="0.2in" fo:widows="1" fo:padding="0.0902in" fo:border="0.06pt solid #000000"/>
      <style:text-properties fo:font-variant="normal" fo:text-transform="none" fo:color="#333333" fo:letter-spacing="normal"/>
    </style:style>
    <style:style style:name="P9" style:family="paragraph" style:parent-style-name="Preformatted_20_Text">
      <style:paragraph-properties fo:margin-top="0in" fo:margin-bottom="0.1in" style:contextual-spacing="false" style:line-height-at-least="0.2in" fo:widows="1" fo:padding="0.0902in" fo:border="0.06pt solid #000000"/>
    </style:style>
    <style:style style:name="P10" style:family="paragraph" style:parent-style-name="Heading_20_2">
      <style:paragraph-properties fo:margin-left="0in" fo:margin-right="0in" fo:margin-top="0.1in" fo:margin-bottom="0.1in" style:contextual-spacing="false" style:line-height-at-least="0.4in" fo:widows="1" fo:text-indent="0in" style:auto-text-indent="false"/>
      <style:text-properties fo:font-variant="normal" fo:text-transform="none" fo:color="#333333" style:font-name="Source Sans Pro" fo:font-size="21.6000003814697pt" fo:letter-spacing="normal" fo:font-style="normal" fo:font-weight="bold"/>
    </style:style>
    <style:style style:name="T1" style:family="text">
      <style:text-properties fo:font-variant="normal" fo:text-transform="none" fo:color="#333333" style:font-name="Verdana" fo:font-size="9.35000038146973pt" fo:letter-spacing="normal" fo:font-style="normal" fo:font-weight="normal"/>
    </style:style>
    <style:style style:name="T2" style:family="text">
      <style:text-properties fo:font-variant="normal" fo:text-transform="none" fo:color="#333333" style:font-name="Verdana" fo:font-size="9.35000038146973pt" fo:letter-spacing="normal" fo:font-style="normal" fo:font-weight="bold"/>
    </style:style>
    <style:style style:name="T3" style:family="text">
      <style:text-properties fo:font-variant="normal" fo:text-transform="none" fo:color="#333333" style:font-name="Monaco" fo:font-size="9.35000038146973pt" fo:letter-spacing="normal" fo:font-style="normal" fo:font-weight="bold"/>
    </style:style>
    <style:style style:name="T4" style:family="text">
      <style:text-properties fo:font-variant="normal" fo:text-transform="none" fo:color="#333333" style:font-name="Monaco" fo:font-size="9.35000038146973pt" fo:letter-spacing="normal" fo:font-style="normal" fo:font-weight="normal"/>
    </style:style>
    <style:style style:name="T5" style:family="text">
      <style:text-properties fo:font-variant="normal" fo:text-transform="none" fo:color="#333333" fo:letter-spacing="normal"/>
    </style:style>
    <style:style style:name="T6" style:family="text">
      <style:text-properties style:font-name="Monaco" fo:font-size="9.35000038146973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tup Local Yum Repository On CentOS 7</text:h>
      <text:p text:style-name="Standard"/>
      <text:p text:style-name="Standard"/>
      <text:p text:style-name="P2">In this tutorial, I use two systems as described below:</text:p>
      <text:p text:style-name="P6">Yum Server OS : CentOS 7 (Minimal Install)</text:p>
      <text:p text:style-name="P7">Yum Server IP Address : 192.168.1.101</text:p>
      <text:p text:style-name="P7">Client OS <text:s text:c="12"/>: CentOS 7 (Minimal Install)</text:p>
      <text:p text:style-name="P7">Client IP Address <text:s text:c="4"/>: 192.168.1.102</text:p>
      <text:h text:style-name="P10" text:outline-level="2">Prerequisites</text:h>
      <text:p text:style-name="P4"><text:span text:style-name="T1">First, mount your CentOS 7 installation DVD. For example, let us mount the installation media on </text:span><text:span text:style-name="Strong_20_Emphasis"><text:span text:style-name="T2">/mnt</text:span></text:span><text:span text:style-name="T1">directory.</text:span></text:p>
      <text:p text:style-name="P6">mount /dev/cdrom /mnt/</text:p>
      <text:p text:style-name="P4"><text:span text:style-name="T1">Now the CentOS installation DVD is mounted under </text:span><text:span text:style-name="Strong_20_Emphasis"><text:span text:style-name="T2">/mnt</text:span></text:span><text:span text:style-name="T1"> directory. Next install vsftpd package and let the packages available over FTP to your local clients.</text:span></text:p>
      <text:p text:style-name="P2">To do that change to /mnt/Packages directory:</text:p>
      <text:p text:style-name="P6">cd /mnt/Packages/</text:p>
      <text:p text:style-name="P2">Now install vsftpd package:</text:p>
      <text:p text:style-name="P6">rpm -ivh vsftpd-3.0.2-9.el7.x86_64.rpm</text:p>
      <text:p text:style-name="P2">Enable and start vsftpd service:</text:p>
      <text:p text:style-name="P6">systemctl enable vsftpd</text:p>
      <text:p text:style-name="P7">systemctl start vsftpd</text:p>
      <text:p text:style-name="P2"><text:soft-page-break/>We need a package called “createrepo”  to create our local repository. So let us install it too.</text:p>
      <text:p text:style-name="P2">If you did a minimal CentOS installation, then you might need to install the following dependencies first:</text:p>
      <text:p text:style-name="P6">rpm -ivh libxml2-python-2.9.1-5.el7.x86_64.rpm </text:p>
      <text:p text:style-name="P7">rpm -ivh deltarpm-3.6-3.el7.x86_64.rpm </text:p>
      <text:p text:style-name="P7">rpm -ivh python-deltarpm-3.6-3.el7.x86_64.rpm</text:p>
      <text:p text:style-name="P2">Now install “createrepo” package:</text:p>
      <text:p text:style-name="P6">rpm -ivh createrepo-0.9.9-23.el7.noarch.rpm</text:p>
      <text:h text:style-name="P10" text:outline-level="2">Build Local Repository</text:h>
      <text:p text:style-name="P2">It’s time to build our local repository. Create a storage directory to store all packages from CentOS DVD’s.</text:p>
      <text:p text:style-name="P2">As I noted above, we are going to use a FTP server to serve all packages to client systems. So let us create a storage location in our FTP server pub directory.</text:p>
      <text:p text:style-name="P6">mkdir /var/ftp/pub/localrepo</text:p>
      <text:p text:style-name="P4"><text:span text:style-name="T1">Now, copy all the files from CentOS DVD(s) i.e from </text:span><text:span text:style-name="Strong_20_Emphasis"><text:span text:style-name="T2">/mnt/Packages/</text:span></text:span><text:span text:style-name="T1"> directory to the “localrepo” directory:</text:span></text:p>
      <text:p text:style-name="P6">cp -ar /mnt/Packages/*.* /var/ftp/pub/localrepo/</text:p>
      <text:p text:style-name="P4"><text:span text:style-name="T1">Again, mount the CentOS installation DVD 2 and copy all the files to </text:span><text:span text:style-name="Strong_20_Emphasis"><text:span text:style-name="T2">/var/ftp/pub/localrepo</text:span></text:span><text:span text:style-name="T1"> directory.</text:span></text:p>
      <text:p text:style-name="P4"><text:span text:style-name="T1">Once you copied all the files, create a repository file called </text:span><text:span text:style-name="Strong_20_Emphasis"><text:span text:style-name="T1">“</text:span></text:span><text:span text:style-name="Strong_20_Emphasis"><text:span text:style-name="T2">localrepo.repo”</text:span></text:span><text:span text:style-name="T1"> under</text:span><text:span text:style-name="Strong_20_Emphasis"><text:span text:style-name="T2">/etc/yum.repos.d/</text:span></text:span><text:span text:style-name="T1"> directory and add the following lines into the file. You can name this file as per your liking:</text:span></text:p>
      <text:p text:style-name="P6">vi /etc/yum.repos.d/localrepo.repo</text:p>
      <text:p text:style-name="P2">Add the following lines:</text:p>
      <text:p text:style-name="P6">[localrepo]</text:p>
      <text:p text:style-name="P7"><text:soft-page-break/>name=Unixmen Repository</text:p>
      <text:p text:style-name="P7">baseurl=file:///var/ftp/pub/localrepo</text:p>
      <text:p text:style-name="P7">gpgcheck=0</text:p>
      <text:p text:style-name="P7">enabled=1</text:p>
      <text:p text:style-name="P4"><text:span text:style-name="Strong_20_Emphasis"><text:span text:style-name="T2">Note:</text:span></text:span><text:span text:style-name="T1"> Use </text:span><text:span text:style-name="Strong_20_Emphasis"><text:span text:style-name="T2">three slashes(///) </text:span></text:span><text:span text:style-name="T1">in the baseurl.</text:span></text:p>
      <text:p text:style-name="P2">Now, start building local repository:</text:p>
      <text:p text:style-name="P6">createrepo -v /var/ftp/pub/localrepo/</text:p>
      <text:p text:style-name="P2">Now the repository building process will start.</text:p>
      <text:p text:style-name="P2"/>
      <text:p text:style-name="P3"/>
      <text:p text:style-name="P2">Now, list out the repositories using the following command:</text:p>
      <text:p text:style-name="P6">yum repolist</text:p>
      <text:p text:style-name="P2">Sample Output:</text:p>
      <text:p text:style-name="P6">repo id                                                                    repo name                                                                     status</text:p>
      <text:p text:style-name="P7">base/7/x86_64                                                              CentOS-7 - Base                                                               8,465</text:p>
      <text:p text:style-name="P7">extras/7/x86_64                                                            CentOS-7 - Extras                                                                30</text:p>
      <text:p text:style-name="P9"><text:span text:style-name="Strong_20_Emphasis"><text:span text:style-name="T3">localrepo                                                                  Unixmen Repository                                                            3,538</text:span></text:span></text:p>
      <text:p text:style-name="P7">updates/7/x86_64                                                           CentOS-7 - Updates                                                              726</text:p>
      <text:p text:style-name="P2">Clean the Yum cache and update the repository lists:</text:p>
      <text:p text:style-name="P6">yum clean all</text:p>
      <text:p text:style-name="P7"><text:soft-page-break/>yum update</text:p>
      <text:p text:style-name="P2">After creating the repository, disable or rename the existing repositories if you only want to install packages from the local repository itself.</text:p>
      <text:p text:style-name="P2">Alternatively, you can install packages only from the local repository by mentioning the repository as shown below.</text:p>
      <text:p text:style-name="P6">yum install --disablerepo="*" --enablerepo="localrepo" httpd</text:p>
      <text:p text:style-name="P2">Sample Output:</text:p>
      <text:p text:style-name="P6">Loaded plugins: fastestmirror</text:p>
      <text:p text:style-name="P7">Loading mirror speeds from cached hostfile</text:p>
      <text:p text:style-name="P7">Resolving Dependencies</text:p>
      <text:p text:style-name="P7">--&gt; Running transaction check</text:p>
      <text:p text:style-name="P7">---&gt; Package httpd.x86_64 0:2.4.6-17.el7.centos.1 will be installed</text:p>
      <text:p text:style-name="P7">--&gt; Processing Dependency: httpd-tools = 2.4.6-17.el7.centos.1 for package: httpd-2.4.6-17.el7.centos.1.x86_64</text:p>
      <text:p text:style-name="P7">--&gt; Processing Dependency: /etc/mime.types for package: httpd-2.4.6-17.el7.centos.1.x86_64</text:p>
      <text:p text:style-name="P7">--&gt; Processing Dependency: libaprutil-1.so.0()(64bit) for package: httpd-2.4.6-17.el7.centos.1.x86_64</text:p>
      <text:p text:style-name="P7">--&gt; Processing Dependency: libapr-1.so.0()(64bit) for package: httpd-2.4.6-17.el7.centos.1.x86_64</text:p>
      <text:p text:style-name="P7">--&gt; Running transaction check</text:p>
      <text:p text:style-name="P7">---&gt; Package apr.x86_64 0:1.4.8-3.el7 will be installed</text:p>
      <text:p text:style-name="P7">---&gt; Package apr-util.x86_64 0:1.5.2-6.el7 will be installed</text:p>
      <text:p text:style-name="P7">---&gt; Package httpd-tools.x86_64 0:2.4.6-17.el7.centos.1 will be installed</text:p>
      <text:p text:style-name="P7">---&gt; Package mailcap.noarch 0:2.1.41-2.el7 will be installed</text:p>
      <text:p text:style-name="P7">--&gt; Finished Dependency Resolution</text:p>
      <text:p text:style-name="P9"/>
      <text:p text:style-name="P7">Dependencies Resolved</text:p>
      <text:p text:style-name="P9"/>
      <text:p text:style-name="P7">===============================================================================================================================================================</text:p>
      <text:p text:style-name="P8"><text:soft-page-break/> <text:span text:style-name="T6">Package                              Arch                            Version                                         Repository                          Size</text:span></text:p>
      <text:p text:style-name="P7">===============================================================================================================================================================</text:p>
      <text:p text:style-name="P7">Installing:</text:p>
      <text:p text:style-name="P9"><text:span text:style-name="T5"> </text:span><text:span text:style-name="T4">httpd                                x86_64                          2.4.6-17.el7.centos.1                           </text:span><text:span text:style-name="Strong_20_Emphasis"><text:span text:style-name="T3">localrepo</text:span></text:span><text:span text:style-name="T4">                          2.7 M</text:span></text:p>
      <text:p text:style-name="P7">Installing for dependencies:</text:p>
      <text:p text:style-name="P9"><text:span text:style-name="T5"> </text:span><text:span text:style-name="T4">apr                                  x86_64                          1.4.8-3.el7                                     </text:span><text:span text:style-name="Strong_20_Emphasis"><text:span text:style-name="T3">localrepo</text:span></text:span><text:span text:style-name="T4">                          103 k</text:span></text:p>
      <text:p text:style-name="P9"><text:span text:style-name="T5"> </text:span><text:span text:style-name="T4">apr-util                             x86_64                          1.5.2-6.el7                                     </text:span><text:span text:style-name="Strong_20_Emphasis"><text:span text:style-name="T3">localrepo</text:span></text:span><text:span text:style-name="T4">                           92 k</text:span></text:p>
      <text:p text:style-name="P9"><text:span text:style-name="T5"> </text:span><text:span text:style-name="T4">httpd-tools                          x86_64                          2.4.6-17.el7.centos.1                           </text:span><text:span text:style-name="Strong_20_Emphasis"><text:span text:style-name="T3">localrepo</text:span></text:span><text:span text:style-name="T4">                           77 k</text:span></text:p>
      <text:p text:style-name="P9"><text:span text:style-name="T5"> </text:span><text:span text:style-name="T4">mailcap                              noarch                          2.1.41-2.el7                                    </text:span><text:span text:style-name="Strong_20_Emphasis"><text:span text:style-name="T3">localrepo</text:span></text:span><text:span text:style-name="T4">                           31 k</text:span></text:p>
      <text:p text:style-name="P9"/>
      <text:p text:style-name="P7">Transaction Summary</text:p>
      <text:p text:style-name="P7">===============================================================================================================================================================</text:p>
      <text:p text:style-name="P7">Install  1 Package (+4 Dependent packages)</text:p>
      <text:p text:style-name="P9"/>
      <text:p text:style-name="P7">Total download size: 3.0 M</text:p>
      <text:p text:style-name="P7">Installed size: 10 M</text:p>
      <text:p text:style-name="P7">Is this ok [y/d/N]:</text:p>
      <text:p text:style-name="P2">Disable Firewall And SELinux:</text:p>
      <text:p text:style-name="P2">As we are going to use the local repository only in our local area network, there is no need for firewall and SELinux. So, to reduce the complexity, I disabled both Firewalld and SELInux.</text:p>
      <text:p text:style-name="P2">To disable the Firewalld, enter the following commands:</text:p>
      <text:p text:style-name="P6">systemctl stop firewalld</text:p>
      <text:p text:style-name="P7"><text:soft-page-break/>systemctl disable firewalld</text:p>
      <text:p text:style-name="P4"><text:span text:style-name="T1">To disable SELinux, edit file </text:span><text:span text:style-name="Strong_20_Emphasis"><text:span text:style-name="T2">/etc/sysconfig/selinux</text:span></text:span><text:span text:style-name="T1">,</text:span></text:p>
      <text:p text:style-name="P6">vi /etc/sysconfig/selinux</text:p>
      <text:p text:style-name="P2">Set SELINUX=disabled.</text:p>
      <text:p text:style-name="P6">[...]</text:p>
      <text:p text:style-name="P7">SELINUX=disabled</text:p>
      <text:p text:style-name="P7">[...]</text:p>
      <text:p text:style-name="P2">Reboot your server to take effect the changes.</text:p>
      <text:h text:style-name="P10" text:outline-level="2">Client Side Configuration</text:h>
      <text:p text:style-name="P4"><text:span text:style-name="T1">Now, go to your client systems. Create a new repository file as shown above under</text:span><text:span text:style-name="Strong_20_Emphasis"><text:span text:style-name="T2">/etc/yum.repos.d/</text:span></text:span><text:span text:style-name="T1"> directory.</text:span></text:p>
      <text:p text:style-name="P6">vi /etc/yum.repos.d/localrepo.repo</text:p>
      <text:p text:style-name="P2">and add the following contents:</text:p>
      <text:p text:style-name="P6">[localrepo]</text:p>
      <text:p text:style-name="P7">name=Unixmen Repository</text:p>
      <text:p text:style-name="P7">baseurl=ftp://192.168.1.101/pub/localrepo</text:p>
      <text:p text:style-name="P7">gpgcheck=0</text:p>
      <text:p text:style-name="P7">enabled=1</text:p>
      <text:p text:style-name="P4"><text:span text:style-name="Strong_20_Emphasis"><text:span text:style-name="T2">Note:</text:span></text:span><text:span text:style-name="T1"> Use double slashes in the baseurl and </text:span><text:span text:style-name="Strong_20_Emphasis"><text:span text:style-name="T2">192.168.1.101</text:span></text:span><text:span text:style-name="T1"> is yum server IP Address.</text:span></text:p>
      <text:p text:style-name="P2">Now, list out the repositories using the following command:</text:p>
      <text:p text:style-name="P6">yum repolist</text:p>
      <text:p text:style-name="P2">Clean the Yum cache and update the repository lists:</text:p>
      <text:p text:style-name="P6"><text:soft-page-break/>yum clean all</text:p>
      <text:p text:style-name="P7">yum update</text:p>
      <text:p text:style-name="P2">Disable or rename the existing repositories if you only want to install packages from the server local repository itself.</text:p>
      <text:p text:style-name="P2">Alternatively, you can install packages from the local repository by mentioning the repository as shown below.</text:p>
      <text:p text:style-name="P6">yum install --disablerepo="*" --enablerepo="localrepo" httpd</text:p>
      <text:p text:style-name="P2">Sample Output:</text:p>
      <text:p text:style-name="P6">Loaded plugins: fastestmirror</text:p>
      <text:p text:style-name="P7">Loading mirror speeds from cached hostfile</text:p>
      <text:p text:style-name="P7">Resolving Dependencies</text:p>
      <text:p text:style-name="P7">--&gt; Running transaction check</text:p>
      <text:p text:style-name="P7">---&gt; Package httpd.x86_64 0:2.4.6-17.el7.centos.1 will be installed</text:p>
      <text:p text:style-name="P7">--&gt; Processing Dependency: httpd-tools = 2.4.6-17.el7.centos.1 for package: httpd-2.4.6-17.el7.centos.1.x86_64</text:p>
      <text:p text:style-name="P7">--&gt; Processing Dependency: /etc/mime.types for package: httpd-2.4.6-17.el7.centos.1.x86_64</text:p>
      <text:p text:style-name="P7">--&gt; Processing Dependency: libaprutil-1.so.0()(64bit) for package: httpd-2.4.6-17.el7.centos.1.x86_64</text:p>
      <text:p text:style-name="P7">--&gt; Processing Dependency: libapr-1.so.0()(64bit) for package: httpd-2.4.6-17.el7.centos.1.x86_64</text:p>
      <text:p text:style-name="P7">--&gt; Running transaction check</text:p>
      <text:p text:style-name="P7">---&gt; Package apr.x86_64 0:1.4.8-3.el7 will be installed</text:p>
      <text:p text:style-name="P7">---&gt; Package apr-util.x86_64 0:1.5.2-6.el7 will be installed</text:p>
      <text:p text:style-name="P7">---&gt; Package httpd-tools.x86_64 0:2.4.6-17.el7.centos.1 will be installed</text:p>
      <text:p text:style-name="P7">---&gt; Package mailcap.noarch 0:2.1.41-2.el7 will be installed</text:p>
      <text:p text:style-name="P7">--&gt; Finished Dependency Resolution</text:p>
      <text:p text:style-name="P9"/>
      <text:p text:style-name="P7">Dependencies Resolved</text:p>
      <text:p text:style-name="P9"/>
      <text:p text:style-name="P7">================================================================================</text:p>
      <text:p text:style-name="P8"><text:soft-page-break/> <text:span text:style-name="T6">Package          Arch        Version                      Repository      Size</text:span></text:p>
      <text:p text:style-name="P7">================================================================================</text:p>
      <text:p text:style-name="P7">Installing:</text:p>
      <text:p text:style-name="P9"><text:span text:style-name="T5"> </text:span><text:span text:style-name="T4">httpd            x86_64      2.4.6-17.el7.centos.1        </text:span><text:span text:style-name="Strong_20_Emphasis"><text:span text:style-name="T3">localrepo</text:span></text:span><text:span text:style-name="T4">      2.7 M</text:span></text:p>
      <text:p text:style-name="P7">Installing for dependencies:</text:p>
      <text:p text:style-name="P9"><text:span text:style-name="T5"> </text:span><text:span text:style-name="T4">apr              x86_64      1.4.8-3.el7                  </text:span><text:span text:style-name="Strong_20_Emphasis"><text:span text:style-name="T3">localrepo</text:span></text:span><text:span text:style-name="T4">      103 k</text:span></text:p>
      <text:p text:style-name="P9"><text:span text:style-name="T5"> </text:span><text:span text:style-name="T4">apr-util         x86_64      1.5.2-6.el7                  </text:span><text:span text:style-name="Strong_20_Emphasis"><text:span text:style-name="T3">localrepo </text:span></text:span><text:span text:style-name="T4">      92 k</text:span></text:p>
      <text:p text:style-name="P9"><text:span text:style-name="T5"> </text:span><text:span text:style-name="T4">httpd-tools      x86_64      2.4.6-17.el7.centos.1        </text:span><text:span text:style-name="Strong_20_Emphasis"><text:span text:style-name="T3">localrepo</text:span></text:span><text:span text:style-name="T4">       77 k</text:span></text:p>
      <text:p text:style-name="P9"><text:span text:style-name="T5"> </text:span><text:span text:style-name="T4">mailcap          noarch      2.1.41-2.el7                 </text:span><text:span text:style-name="Strong_20_Emphasis"><text:span text:style-name="T3">localrepo</text:span></text:span><text:span text:style-name="T4">       31 k</text:span></text:p>
      <text:p text:style-name="P9"/>
      <text:p text:style-name="P7">Transaction Summary</text:p>
      <text:p text:style-name="P7">================================================================================</text:p>
      <text:p text:style-name="P7">Install  1 Package (+4 Dependent packages)</text:p>
      <text:p text:style-name="P9"/>
      <text:p text:style-name="P7">Total download size: 3.0 M</text:p>
      <text:p text:style-name="P7">Installed size: 10 M</text:p>
      <text:p text:style-name="P7">Is this ok [y/d/N]: y</text:p>
      <text:p text:style-name="P7">Downloading packages:</text:p>
      <text:p text:style-name="P7">(1/5): apr-1.4.8-3.el7.x86_64.rpm                          | 103 kB   00:01     </text:p>
      <text:p text:style-name="P7">(2/5): apr-util-1.5.2-6.el7.x86_64.rpm                     |  92 kB   00:01     </text:p>
      <text:p text:style-name="P7">(3/5): httpd-tools-2.4.6-17.el7.centos.1.x86_64.rpm        |  77 kB   00:00     </text:p>
      <text:p text:style-name="P7">(4/5): httpd-2.4.6-17.el7.centos.1.x86_64.rpm              | 2.7 MB   00:00     </text:p>
      <text:p text:style-name="P7">(5/5): mailcap-2.1.41-2.el7.noarch.rpm                     |  31 kB   00:01     </text:p>
      <text:p text:style-name="P7">--------------------------------------------------------------------------------</text:p>
      <text:p text:style-name="P7">Total                                              1.0 MB/s | 3.0 MB  00:02     </text:p>
      <text:p text:style-name="P7">Running transaction check</text:p>
      <text:p text:style-name="P7">Running transaction test</text:p>
      <text:p text:style-name="P7">Transaction test succeeded</text:p>
      <text:p text:style-name="P7">Running transaction</text:p>
      <text:p text:style-name="P8"><text:soft-page-break/>  <text:span text:style-name="T6">Installing : apr-1.4.8-3.el7.x86_64                                       1/5 </text:span></text:p>
      <text:p text:style-name="P8">  <text:span text:style-name="T6">Installing : apr-util-1.5.2-6.el7.x86_64                                  2/5 </text:span></text:p>
      <text:p text:style-name="P8">  <text:span text:style-name="T6">Installing : httpd-tools-2.4.6-17.el7.centos.1.x86_64                     3/5 </text:span></text:p>
      <text:p text:style-name="P8">  <text:span text:style-name="T6">Installing : mailcap-2.1.41-2.el7.noarch                                  4/5 </text:span></text:p>
      <text:p text:style-name="P8">  <text:span text:style-name="T6">Installing : httpd-2.4.6-17.el7.centos.1.x86_64                           5/5 </text:span></text:p>
      <text:p text:style-name="P8">  <text:span text:style-name="T6">Verifying  : mailcap-2.1.41-2.el7.noarch                                  1/5 </text:span></text:p>
      <text:p text:style-name="P8">  <text:span text:style-name="T6">Verifying  : httpd-2.4.6-17.el7.centos.1.x86_64                           2/5 </text:span></text:p>
      <text:p text:style-name="P8">  <text:span text:style-name="T6">Verifying  : apr-util-1.5.2-6.el7.x86_64                                  3/5 </text:span></text:p>
      <text:p text:style-name="P8">  <text:span text:style-name="T6">Verifying  : apr-1.4.8-3.el7.x86_64                                       4/5 </text:span></text:p>
      <text:p text:style-name="P8">  <text:span text:style-name="T6">Verifying  : httpd-tools-2.4.6-17.el7.centos.1.x86_64                     5/5 </text:span></text:p>
      <text:p text:style-name="P9"/>
      <text:p text:style-name="P7">Installed:</text:p>
      <text:p text:style-name="P8">  <text:span text:style-name="T6">httpd.x86_64 0:2.4.6-17.el7.centos.1                                          </text:span></text:p>
      <text:p text:style-name="P9"/>
      <text:p text:style-name="P7">Dependency Installed:</text:p>
      <text:p text:style-name="P8">  <text:span text:style-name="T6">apr.x86_64 0:1.4.8-3.el7                      apr-util.x86_64 0:1.5.2-6.el7   </text:span></text:p>
      <text:p text:style-name="P8">  <text:span text:style-name="T6">httpd-tools.x86_64 0:2.4.6-17.el7.centos.1    mailcap.noarch 0:2.1.41-2.el7   </text:span></text:p>
      <text:p text:style-name="P9"/>
      <text:p text:style-name="P7">Complete!</text:p>
      <text:p text:style-name="P2">That’s it. Now, you will be able to install softwares from your server local repository.</text:p>
      <text:p text:style-name="Standard"/>
      <text:p text:style-name="Standard"/>
      <text:p text:style-name="Standard"/>
      <text:p text:style-name="P1">Reference: http://www.unixmen.com/setup-local-yum-repository-centos-7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Source Sans Pro" svg:font-family="'Source Sans Pro', sans-serif"/>
    <style:font-face style:name="Verdana" svg:font-family="Verdana, Geneva, Tahoma, sans-serif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AR PL UMing HK" style:font-size-asian="24pt" style:font-weight-asian="bold" style:font-name-complex="Lohit Devanagar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AR PL UMing HK" style:font-size-asian="18pt" style:font-weight-asian="bold" style:font-name-complex="Lohit Devanagari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5-06-06T16:41:28</meta:creation-date>
    <dc:date>2015-06-06T17:01:05</dc:date>
    <dc:creator>root </dc:creator>
    <meta:editing-duration>PT18M26S</meta:editing-duration>
    <meta:editing-cycles>4</meta:editing-cycles>
    <meta:generator>LibreOffice/4.0.4.2$Linux_x86 LibreOffice_project/400m0$Build-2</meta:generator>
    <meta:document-statistic meta:table-count="0" meta:image-count="0" meta:object-count="0" meta:page-count="9" meta:paragraph-count="183" meta:word-count="1061" meta:character-count="11085" meta:non-whitespace-character-count="8108"/>
  </office:meta>
</office:document-meta>
</file>